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Effort</text:p>
          </table:table-cell>
          <table:table-cell table:style-name="ce15" office:value-type="string" calcext:value-type="string">
            <text:p>Where</text:p>
          </table:table-cell>
          <table:table-cell table:style-name="ce15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eck von Mises use (biblio)</text:p>
          </table:table-cell>
          <table:table-cell table:style-name="ce14" office:value-type="string" calcext:value-type="string">
            <text:p>Code + biblio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von Mises vignett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Add facetting columns or/and radiobutton to choose between count and npic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reate interface for one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compute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plot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lect data functions → add date filtering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 activity plot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in plot_points to plot only cameras with data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eckbox to choose to display camera names on ma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lace lat besides lon and retrieval besides setu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arrange date time (date or date timeside by side)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info (?) next to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High?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odify clean_data to remove camera columns after spli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ow to specify specific timezone (now its UTC by default)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6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08:50:51.379473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6-08T10:15:38.754872835</dc:date>
    <meta:editing-duration>P1DT16H22M11S</meta:editing-duration>
    <meta:editing-cycles>35</meta:editing-cycles>
    <meta:generator>LibreOffice/7.5.3.2$Linux_X86_64 LibreOffice_project/50$Build-2</meta:generator>
    <meta:document-statistic meta:table-count="1" meta:cell-count="363" meta:object-count="0"/>
  </office:meta>
</office:document-meta>
</file>